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c0c0c0" draw:textarea-horizontal-align="center" draw:textarea-vertical-align="middle"/>
    </style:style>
    <style:style style:name="gr5" style:family="graphic" style:parent-style-name="standard">
      <style:graphic-properties draw:fill="solid" draw:fill-color="#c0c0c0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stroke="none" svg:stroke-color="#000000" draw:fill="none" draw:fill-color="#ffffff" fo:min-height="1.905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3.81cm"/>
    </style:style>
    <style:style style:name="gr10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c0c0c0" draw:fill-hatch-name="Black_20_45_20_Degrees_20_Wide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800080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Figure 1" draw:style-name="dp1" draw:master-page-name="Default">
        <draw:custom-shape draw:style-name="gr1" draw:text-style-name="P1" draw:layer="layout" svg:width="11.43cm" svg:height="18.415cm" svg:x="5.445cm" svg:y="3.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43cm" svg:height="1.905cm" svg:x="5.445cm" svg:y="20.0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35cm" svg:height="1.27cm" svg:x="5.915cm" svg:y="20.38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3" draw:text-style-name="P1" draw:layer="layout" svg:width="0.635cm" svg:height="0.635cm" svg:x="9.52cm" svg:y="20.98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0.635cm" svg:x="9.255cm" svg:y="20.385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135cm" svg:height="1.27cm" svg:x="12.565cm" svg:y="20.3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4" draw:text-style-name="P1" draw:layer="layout" svg:x1="12.83cm" svg:y1="20.685cm" svg:x2="13.465cm" svg:y2="20.685cm">
            <text:p/>
          </draw:line>
          <draw:line draw:style-name="gr4" draw:text-style-name="P1" draw:layer="layout" svg:x1="12.831cm" svg:y1="20.885cm" svg:x2="13.466cm" svg:y2="20.885cm">
            <text:p/>
          </draw:line>
          <draw:line draw:style-name="gr4" draw:text-style-name="P1" draw:layer="layout" svg:x1="12.831cm" svg:y1="21.085cm" svg:x2="13.466cm" svg:y2="21.085cm">
            <text:p/>
          </draw:line>
          <draw:line draw:style-name="gr4" draw:text-style-name="P1" draw:layer="layout" svg:x1="12.831cm" svg:y1="21.285cm" svg:x2="13.466cm" svg:y2="21.285cm">
            <text:p/>
          </draw:line>
        </draw:g>
        <draw:g>
          <draw:path draw:style-name="gr5" draw:text-style-name="P1" draw:layer="layout" svg:width="0.318cm" svg:height="0.631cm" draw:transform="skewX (0.116587994033199) rotate (0.843168561638302) translate (15.5700453382541cm 20.9452361634903cm)" svg:viewBox="0 0 319 632" svg:d="m0 51115c106 0 212 0 318 0 0 211 0 421 0 632-106 0-211 0-317 0-1-211-1-421-1-632zm0 0zm319 632z">
            <text:p/>
          </draw:path>
          <draw:custom-shape draw:style-name="gr2" draw:text-style-name="P1" draw:layer="layout" svg:width="0.635cm" svg:height="0.635cm" svg:x="15.17cm" svg:y="20.38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3" draw:layer="layout" svg:width="8.89cm" svg:height="2.155cm" svg:x="6.715cm" svg:y="4.175cm">
          <draw:text-box>
            <text:p text:style-name="P2"><text:span text:style-name="T1">Finer Collapse</text:span></text:p>
          </draw:text-box>
        </draw:frame>
        <draw:custom-shape draw:style-name="gr7" draw:text-style-name="P1" draw:layer="layout" svg:width="5.715cm" svg:height="1.27cm" svg:x="8.62cm" svg:y="7.35cm">
          <text:p text:style-name="P1">Beginner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" draw:layer="layout" svg:width="5.715cm" svg:height="1.27cm" svg:x="8.62cm" svg:y="8.82cm">
          <text:p text:style-name="P1">Easy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" draw:layer="layout" svg:width="5.715cm" svg:height="1.27cm" svg:x="8.62cm" svg:y="10.29cm">
          <text:p text:style-name="P1">Mediu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" draw:layer="layout" svg:width="5.715cm" svg:height="1.27cm" svg:x="8.62cm" svg:y="11.765cm">
          <text:p text:style-name="P1">Har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" draw:layer="layout" svg:width="3.81cm" svg:height="1.27cm" svg:x="7.35cm" svg:y="14.335cm">
          <text:p text:style-name="P1">Option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" draw:layer="layout" svg:width="3.81cm" svg:height="1.27cm" svg:x="11.795cm" svg:y="14.335cm">
          <text:p text:style-name="P1">Help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" draw:layer="layout" svg:width="3.81cm" svg:height="1.27cm" svg:x="7.35cm" svg:y="16.24cm">
          <text:p text:style-name="P1">High Scores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" draw:layer="layout" svg:width="3.81cm" svg:height="1.27cm" svg:x="11.795cm" svg:y="16.24cm">
          <text:p text:style-name="P1">Qui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layer="layout" svg:width="4.134cm" svg:height="0.962cm" svg:x="9.39cm" svg:y="6.08cm">
          <draw:text-box>
            <text:p>Start a game</text:p>
          </draw:text-box>
        </draw:frame>
        <draw:frame draw:style-name="gr8" draw:layer="layout" svg:width="2.826cm" svg:height="0.962cm" svg:x="1.633cm" svg:y="1.308cm">
          <draw:text-box>
            <text:p>Figure 1</text:p>
          </draw:text-box>
        </draw:frame>
        <draw:frame draw:style-name="gr9" draw:layer="layout" svg:width="14.605cm" svg:height="4.06cm" svg:x="4.175cm" svg:y="22.59cm">
          <draw:text-box>
            <text:p>This is an example of how the Main Menu will look. It is simply a set of buttons that will start the game, or display an options menu, help page, the high score list, or exit</text:p>
          </draw:text-box>
        </draw:frame>
      </draw:page>
      <draw:page draw:name="Figure 2" draw:style-name="dp1" draw:master-page-name="Default">
        <draw:custom-shape draw:style-name="gr10" draw:text-style-name="P1" draw:layer="layout" svg:width="11.43cm" svg:height="18.415cm" svg:x="5.445cm" svg:y="3.54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43cm" svg:height="1.905cm" svg:x="5.445cm" svg:y="20.05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435cm" svg:height="1.27cm" svg:x="5.915cm" svg:y="20.38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3" draw:text-style-name="P1" draw:layer="layout" svg:width="0.635cm" svg:height="0.635cm" svg:x="9.52cm" svg:y="20.986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27cm" svg:height="0.635cm" svg:x="9.255cm" svg:y="20.386cm">
            <text:p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>
          <draw:custom-shape draw:style-name="gr2" draw:text-style-name="P1" draw:layer="layout" svg:width="1.135cm" svg:height="1.27cm" svg:x="12.565cm" svg:y="20.351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4" draw:text-style-name="P1" draw:layer="layout" svg:x1="12.83cm" svg:y1="20.686cm" svg:x2="13.465cm" svg:y2="20.686cm">
            <text:p/>
          </draw:line>
          <draw:line draw:style-name="gr4" draw:text-style-name="P1" draw:layer="layout" svg:x1="12.831cm" svg:y1="20.886cm" svg:x2="13.466cm" svg:y2="20.886cm">
            <text:p/>
          </draw:line>
          <draw:line draw:style-name="gr4" draw:text-style-name="P1" draw:layer="layout" svg:x1="12.831cm" svg:y1="21.086cm" svg:x2="13.466cm" svg:y2="21.086cm">
            <text:p/>
          </draw:line>
          <draw:line draw:style-name="gr4" draw:text-style-name="P1" draw:layer="layout" svg:x1="12.831cm" svg:y1="21.286cm" svg:x2="13.466cm" svg:y2="21.286cm">
            <text:p/>
          </draw:line>
        </draw:g>
        <draw:g>
          <draw:path draw:style-name="gr5" draw:text-style-name="P1" draw:layer="layout" svg:width="0.318cm" svg:height="0.631cm" draw:transform="skewX (0.116587994033199) rotate (0.843168561638301) translate (15.5700453382541cm 20.9462361634903cm)" svg:viewBox="0 0 319 632" svg:d="m0 51117c106 0 212 0 318 0 0 210 0 421 0 631-106 0-211 0-317 0-1-210-1-421-1-631zm0 0zm319 632z">
            <text:p/>
          </draw:path>
          <draw:custom-shape draw:style-name="gr2" draw:text-style-name="P1" draw:layer="layout" svg:width="0.635cm" svg:height="0.635cm" svg:x="15.17cm" svg:y="20.3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1" draw:text-style-name="P1" draw:layer="layout" svg:width="11.43cm" svg:height="1.27cm" svg:x="5.445cm" svg:y="3.54cm">
          <text:p text:style-name="P1">Score = x <text:s text:c="9"/>Lines = 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1.27cm" svg:height="1.27cm" svg:x="6.08cm" svg:y="18.7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" draw:layer="layout" svg:width="1.27cm" svg:height="1.27cm" svg:x="7.35cm" svg:y="18.7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1.27cm" svg:height="1.27cm" svg:x="8.62cm" svg:y="18.7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1.27cm" svg:height="1.27cm" svg:x="9.89cm" svg:y="18.7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1.27cm" svg:height="1.27cm" svg:x="11.16cm" svg:y="18.7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1.27cm" svg:height="1.27cm" svg:x="12.43cm" svg:y="18.7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1.27cm" svg:height="1.27cm" svg:x="13.7cm" svg:y="18.7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1.27cm" svg:height="1.27cm" svg:x="14.935cm" svg:y="18.7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" draw:layer="layout" svg:width="1.27cm" svg:height="1.27cm" svg:x="6.08cm" svg:y="17.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1.27cm" svg:height="1.27cm" svg:x="7.35cm" svg:y="17.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1.27cm" svg:height="1.27cm" svg:x="8.62cm" svg:y="17.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" draw:layer="layout" svg:width="1.27cm" svg:height="1.27cm" svg:x="9.89cm" svg:y="17.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" draw:layer="layout" svg:width="1.27cm" svg:height="1.27cm" svg:x="11.16cm" svg:y="17.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1.27cm" svg:height="1.27cm" svg:x="12.43cm" svg:y="17.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1.27cm" svg:height="1.27cm" svg:x="13.7cm" svg:y="17.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1.27cm" svg:height="1.27cm" svg:x="14.97cm" svg:y="17.5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1.27cm" svg:height="1.27cm" svg:x="6.08cm" svg:y="16.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1.27cm" svg:height="1.27cm" svg:x="7.35cm" svg:y="16.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1.27cm" svg:height="1.27cm" svg:x="8.62cm" svg:y="16.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1.27cm" svg:height="1.27cm" svg:x="9.89cm" svg:y="16.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1.27cm" svg:height="1.27cm" svg:x="11.16cm" svg:y="16.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1.27cm" svg:height="1.27cm" svg:x="13.7cm" svg:y="16.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1.27cm" svg:height="1.27cm" svg:x="14.935cm" svg:y="16.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" draw:layer="layout" svg:width="1.27cm" svg:height="1.27cm" svg:x="6.08cm" svg:y="14.9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1.27cm" svg:height="1.27cm" svg:x="7.35cm" svg:y="14.9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1.27cm" svg:height="1.27cm" svg:x="11.16cm" svg:y="14.9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1.27cm" svg:height="1.27cm" svg:x="12.43cm" svg:y="14.9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1.27cm" svg:height="1.27cm" svg:x="13.7cm" svg:y="14.9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1.27cm" svg:height="1.27cm" svg:x="14.97cm" svg:y="14.9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" draw:layer="layout" svg:width="1.27cm" svg:height="1.27cm" svg:x="12.43cm" svg:y="16.2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" draw:layer="layout" svg:width="1.27cm" svg:height="1.27cm" svg:x="6.08cm" svg:y="13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1.27cm" svg:height="1.27cm" svg:x="11.16cm" svg:y="13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1.27cm" svg:height="1.27cm" svg:x="12.43cm" svg:y="13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" draw:layer="layout" svg:width="1.27cm" svg:height="1.27cm" svg:x="13.7cm" svg:y="13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" draw:layer="layout" svg:width="1.27cm" svg:height="1.27cm" svg:x="14.935cm" svg:y="13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1.27cm" svg:height="1.27cm" svg:x="6.08cm" svg:y="12.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1.27cm" svg:height="1.27cm" svg:x="12.43cm" svg:y="12.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1.27cm" svg:height="1.27cm" svg:x="13.7cm" svg:y="12.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1.27cm" svg:height="1.27cm" svg:x="14.97cm" svg:y="12.4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" draw:layer="layout" svg:width="1.27cm" svg:height="1.27cm" svg:x="14.935cm" svg:y="11.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" draw:layer="layout" svg:width="1.27cm" svg:height="1.27cm" svg:x="12.43cm" svg:y="9.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1.27cm" svg:height="1.27cm" svg:x="12.43cm" svg:y="11.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layer="layout" svg:width="2.826cm" svg:height="0.962cm" svg:x="1.633cm" svg:y="1.308cm">
          <draw:text-box>
            <text:p>Figure 2</text:p>
          </draw:text-box>
        </draw:frame>
        <draw:frame draw:style-name="gr9" draw:layer="layout" svg:width="15.24cm" svg:height="4.06cm" svg:x="3.54cm" svg:y="22.59cm">
          <draw:text-box>
            <text:p>This is an example of what the game screen will look like. Each colored square represents a different clickable Tile. Current Score and the number of cleared lines are displayed at the top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hatch draw:name="Black_20_-45_20_Degrees" draw:display-name="Black -45 Degrees" draw:style="single" draw:color="#000000" draw:distance="0.102cm" draw:rotation="3150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ve Fine</meta:initial-creator>
    <meta:creation-date>2010-12-22T16:04:55</meta:creation-date>
    <dc:date>2010-12-22T16:29:54</dc:date>
    <dc:creator>Dave Fine</dc:creator>
    <meta:editing-duration>PT00H24M59S</meta:editing-duration>
    <meta:editing-cycles>5</meta:editing-cycles>
    <meta:generator>OpenOffice.org/3.2$Linux OpenOffice.org_project/320m19$Build-9505</meta:generator>
    <meta:document-statistic meta:object-count="87"/>
  </office:meta>
</office:document-meta>
</file>